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2.143125cm"/>
    </style:style>
    <style:style style:name="co2" style:family="table-column">
      <style:table-column-properties fo:break-before="auto" style:column-width="4.365625cm"/>
    </style:style>
    <style:style style:name="co3" style:family="table-column">
      <style:table-column-properties fo:break-before="auto" style:column-width="1.5875cm"/>
    </style:style>
    <style:style style:name="co4" style:family="table-column">
      <style:table-column-properties fo:break-before="auto" style:column-width="1.69333333333333cm"/>
    </style:style>
    <style:style style:name="co5" style:family="table-column">
      <style:table-column-properties fo:break-before="auto" style:column-width="1.71979166666667cm"/>
    </style:style>
    <style:style style:name="co6" style:family="table-column">
      <style:table-column-properties fo:break-before="auto" style:column-width="1.61395833333333cm"/>
    </style:style>
    <style:style style:name="co7" style:family="table-column">
      <style:table-column-properties fo:break-before="auto" style:column-width="2.09020833333333cm"/>
    </style:style>
    <style:style style:name="co8" style:family="table-column">
      <style:table-column-properties fo:break-before="auto" style:column-width="1.825625cm"/>
    </style:style>
    <style:style style:name="co9" style:family="table-column">
      <style:table-column-properties fo:break-before="auto" style:column-width="2.196041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false" table:use-regular-expressions="false" table:automatic-find-labels="false"/>
      <table:table table:name="Info" table:style-name="ta1">
        <table:table-column table:style-name="co1" table:default-cell-style-name="ce1"/>
        <table:table-column table:style-name="co2" table:number-columns-repeated="2" table:default-cell-style-name="ce1"/>
        <table:table-column table:style-name="co3" table:number-columns-repeated="1020" table:default-cell-style-name="ce1"/>
        <table:table-column table:style-name="co4" table:default-cell-style-name="ce1"/>
        <table:table-column table:style-name="co5" table:number-columns-repeated="15360" table:default-cell-style-name="ce1"/>
        <table:table-row table:style-name="ro1">
          <table:table-cell office:value-type="string" table:style-name="ce1">
            <text:p>General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Name</text:p>
          </table:table-cell>
          <table:table-cell office:value-type="string" table:style-name="ce1">
            <text:p>A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Description</text:p>
          </table:table-cell>
          <table:table-cell office:value-type="string" table:style-name="ce1">
            <text:p>Simplest model with two reactions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Uni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Km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1/h ([mass of products]/[mass of protein]/h)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rho</text:p>
          </table:table-cell>
          <table:table-cell office:value-type="string" table:style-name="ce1">
            <text:p>g/L</text:p>
          </table:table-cell>
          <table:table-cell table:number-columns-repeated="16381"/>
        </table:table-row>
        <table:table-row table:style-name="ro1">
          <table:table-cell office:value-type="string" table:style-name="ce1">
            <text:p>Sheets</text:p>
          </table:table-cell>
          <table:table-cell table:number-columns-repeated="16383" table:style-name="ce1"/>
        </table:table-row>
        <table:table-row table:style-name="ro1">
          <table:table-cell table:style-name="ce1"/>
          <table:table-cell office:value-type="string" table:style-name="ce1">
            <text:p>M</text:p>
          </table:table-cell>
          <table:table-cell office:value-type="string" table:style-name="ce1">
            <text:p>Mass fraction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</text:p>
          </table:table-cell>
          <table:table-cell office:value-type="string" table:style-name="ce1">
            <text:p>Michaelis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I</text:p>
          </table:table-cell>
          <table:table-cell office:value-type="string" table:style-name="ce1">
            <text:p>Inhibition constant matrix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kcat</text:p>
          </table:table-cell>
          <table:table-cell office:value-type="string" table:style-name="ce1">
            <text:p>Turnover numbers</text:p>
          </table:table-cell>
          <table:table-cell table:number-columns-repeated="16381"/>
        </table:table-row>
        <table:table-row table:style-name="ro1">
          <table:table-cell table:style-name="ce1"/>
          <table:table-cell office:value-type="string" table:style-name="ce1">
            <text:p>conditions</text:p>
          </table:table-cell>
          <table:table-cell office:value-type="string" table:style-name="ce1">
            <text:p>Value of rho and external concentrations at different growth conditions</text:p>
          </table:table-cell>
          <table:table-cell table:number-columns-repeated="16381"/>
        </table:table-row>
        <table:table-row table:style-name="ro1">
          <table:table-cell table:number-columns-repeated="16384" table:style-name="ce1"/>
        </table:table-row>
        <table:table-row table:number-rows-repeated="1048562" table:style-name="ro2">
          <table:table-cell table:number-columns-repeated="16384"/>
        </table:table-row>
      </table:table>
      <table:table table:name="M" table:style-name="ta1">
        <table:table-column table:style-name="co6" table:default-cell-style-name="ce1"/>
        <table:table-column table:style-name="co7" table:default-cell-style-name="ce2"/>
        <table:table-column table:style-name="co8" table:default-cell-style-name="ce2"/>
        <table:table-column table:style-name="co3" table:number-columns-repeated="1010" table:default-cell-style-name="ce1"/>
        <table:table-column table:style-name="co4" table:number-columns-repeated="11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-1" table:style-name="ce2">
            <text:p>-1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1" table:style-name="ce2">
            <text:p>1</text:p>
          </table:table-cell>
          <table:table-cell office:value-type="float" office:value="-1" table:style-name="ce2">
            <text:p>-1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1" table:style-name="ce2">
            <text:p>1</text:p>
          </table:table-cell>
          <table:table-cell table:number-columns-repeated="16381"/>
        </table:table-row>
        <table:table-row table:number-rows-repeated="1048572" table:style-name="ro2">
          <table:table-cell table:number-columns-repeated="16384"/>
        </table:table-row>
      </table:table>
      <table:table table:name="K" table:style-name="ta1"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3" table:number-columns-repeated="1011" table:default-cell-style-name="ce1"/>
        <table:table-column table:style-name="co4" table:number-columns-repeated="10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" table:style-name="ce2">
            <text:p>1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AA</text:p>
          </table:table-cell>
          <table:table-cell office:value-type="float" office:value="0" table:style-name="ce2">
            <text:p>0</text:p>
          </table:table-cell>
          <table:table-cell office:value-type="float" office:value="8.3000000000000007" table:style-name="ce2">
            <text:p>8,3</text:p>
          </table:table-cell>
          <table:table-cell table:style-name="ce2"/>
          <table:table-cell table:number-columns-repeated="16380"/>
        </table:table-row>
        <table:table-row table:style-name="ro1">
          <table:table-cell office:value-type="string" table:style-name="ce2">
            <text:p>Protein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style-name="ce2"/>
          <table:table-cell table:number-columns-repeated="16380"/>
        </table:table-row>
        <table:table-row table:number-rows-repeated="2" table:style-name="ro1">
          <table:table-cell table:number-columns-repeated="4" table:style-name="ce2"/>
          <table:table-cell table:number-columns-repeated="16380"/>
        </table:table-row>
        <table:table-row table:style-name="ro1">
          <table:table-cell table:style-name="ce1"/>
          <table:table-cell table:number-columns-repeated="3" table:style-name="ce2"/>
          <table:table-cell table:number-columns-repeated="16380"/>
        </table:table-row>
        <table:table-row table:number-rows-repeated="1048569" table:style-name="ro2">
          <table:table-cell table:number-columns-repeated="16384"/>
        </table:table-row>
      </table:table>
      <table:table table:name="kcat" table:style-name="ta1">
        <table:table-column table:style-name="co4" table:default-cell-style-name="ce2"/>
        <table:table-column table:style-name="co9" table:default-cell-style-name="ce2"/>
        <table:table-column table:style-name="co8" table:default-cell-style-name="ce2"/>
        <table:table-column table:style-name="co3" table:number-columns-repeated="1010" table:default-cell-style-name="ce1"/>
        <table:table-column table:style-name="co4" table:number-columns-repeated="11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string" table:style-name="ce2">
            <text:p>rxn1</text:p>
          </table:table-cell>
          <table:table-cell office:value-type="string" table:style-name="ce2">
            <text:p>Ribosome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f</text:p>
          </table:table-cell>
          <table:table-cell office:value-type="float" office:value="10" table:style-name="ce2">
            <text:p>10</text:p>
          </table:table-cell>
          <table:table-cell office:value-type="float" office:value="4.55" table:style-name="ce2">
            <text:p>4,55</text:p>
          </table:table-cell>
          <table:table-cell table:number-columns-repeated="16381"/>
        </table:table-row>
        <table:table-row table:style-name="ro1">
          <table:table-cell office:value-type="string" table:style-name="ce2">
            <text:p>kcat_b</text:p>
          </table:table-cell>
          <table:table-cell office:value-type="float" office:value="0" table:style-name="ce2">
            <text:p>0</text:p>
          </table:table-cell>
          <table:table-cell office:value-type="float" office:value="0" table:style-name="ce2">
            <text:p>0</text:p>
          </table:table-cell>
          <table:table-cell table:number-columns-repeated="16381"/>
        </table:table-row>
        <table:table-row table:number-rows-repeated="1048573" table:style-name="ro2">
          <table:table-cell table:number-columns-repeated="16384"/>
        </table:table-row>
      </table:table>
      <table:table table:name="conditions" table:style-name="ta2">
        <table:table-column table:style-name="co4" table:number-columns-repeated="5" table:default-cell-style-name="ce2"/>
        <table:table-column table:style-name="co4" table:number-columns-repeated="1019" table:default-cell-style-name="ce1"/>
        <table:table-column table:style-name="co5" table:number-columns-repeated="15360" table:default-cell-style-name="ce1"/>
        <table:table-row table:style-name="ro1">
          <table:table-cell table:style-name="ce2"/>
          <table:table-cell office:value-type="float" office:value="1" table:style-name="ce2">
            <text:p>1</text:p>
          </table:table-cell>
          <table:table-cell office:value-type="float" office:value="2" table:style-name="ce2">
            <text:p>2</text:p>
          </table:table-cell>
          <table:table-cell office:value-type="float" office:value="3" table:style-name="ce2">
            <text:p>3</text:p>
          </table:table-cell>
          <table:table-cell office:value-type="float" office:value="4" table:style-name="ce2">
            <text:p>4</text:p>
          </table:table-cell>
          <table:table-cell office:value-type="float" office:value="5" table:style-name="ce2">
            <text:p>5</text:p>
          </table:table-cell>
          <table:table-cell office:value-type="float" office:value="6" table:style-name="ce2">
            <text:p>6</text:p>
          </table:table-cell>
          <table:table-cell office:value-type="float" office:value="7" table:style-name="ce2">
            <text:p>7</text:p>
          </table:table-cell>
          <table:table-cell office:value-type="float" office:value="8" table:style-name="ce2">
            <text:p>8</text:p>
          </table:table-cell>
          <table:table-cell office:value-type="float" office:value="9" table:style-name="ce2">
            <text:p>9</text:p>
          </table:table-cell>
          <table:table-cell office:value-type="float" office:value="10" table:style-name="ce2">
            <text:p>10</text:p>
          </table:table-cell>
          <table:table-cell office:value-type="float" office:value="11" table:style-name="ce2">
            <text:p>11</text:p>
          </table:table-cell>
          <table:table-cell office:value-type="float" office:value="12" table:style-name="ce2">
            <text:p>12</text:p>
          </table:table-cell>
          <table:table-cell office:value-type="float" office:value="13" table:style-name="ce2">
            <text:p>13</text:p>
          </table:table-cell>
          <table:table-cell office:value-type="float" office:value="14" table:style-name="ce2">
            <text:p>14</text:p>
          </table:table-cell>
          <table:table-cell office:value-type="float" office:value="15" table:style-name="ce2">
            <text:p>15</text:p>
          </table:table-cell>
          <table:table-cell office:value-type="float" office:value="16" table:style-name="ce2">
            <text:p>16</text:p>
          </table:table-cell>
          <table:table-cell office:value-type="float" office:value="17" table:style-name="ce2">
            <text:p>17</text:p>
          </table:table-cell>
          <table:table-cell office:value-type="float" office:value="18" table:style-name="ce2">
            <text:p>18</text:p>
          </table:table-cell>
          <table:table-cell office:value-type="float" office:value="19" table:style-name="ce2">
            <text:p>19</text:p>
          </table:table-cell>
          <table:table-cell office:value-type="float" office:value="20" table:style-name="ce2">
            <text:p>20</text:p>
          </table:table-cell>
          <table:table-cell office:value-type="float" office:value="21" table:style-name="ce2">
            <text:p>21</text:p>
          </table:table-cell>
          <table:table-cell office:value-type="float" office:value="22" table:style-name="ce2">
            <text:p>22</text:p>
          </table:table-cell>
          <table:table-cell office:value-type="float" office:value="23" table:style-name="ce2">
            <text:p>23</text:p>
          </table:table-cell>
          <table:table-cell office:value-type="float" office:value="24" table:style-name="ce2">
            <text:p>24</text:p>
          </table:table-cell>
          <table:table-cell office:value-type="float" office:value="25" table:style-name="ce2">
            <text:p>25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rho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office:value-type="float" office:value="340" table:style-name="ce2">
            <text:p>340</text:p>
          </table:table-cell>
          <table:table-cell table:number-columns-repeated="16358"/>
        </table:table-row>
        <table:table-row table:style-name="ro1">
          <table:table-cell office:value-type="string" table:style-name="ce2">
            <text:p>x_G</text:p>
          </table:table-cell>
          <table:table-cell office:value-type="float" office:value="100" table:style-name="ce2">
            <text:p>100</text:p>
          </table:table-cell>
          <table:table-cell office:value-type="float" office:value="66.666666666666671" table:formula="of:=[.B3]/1.5" table:style-name="ce2">
            <text:p>66,66666667</text:p>
          </table:table-cell>
          <table:table-cell office:value-type="float" office:value="44.44444444444445" table:formula="of:=[.C3]/1.5" table:style-name="ce2">
            <text:p>44,44444444</text:p>
          </table:table-cell>
          <table:table-cell office:value-type="float" office:value="29.629629629629633" table:formula="of:=[.D3]/1.5" table:style-name="ce2">
            <text:p>29,62962963</text:p>
          </table:table-cell>
          <table:table-cell office:value-type="float" office:value="19.753086419753089" table:formula="of:=[.E3]/1.5" table:style-name="ce2">
            <text:p>19,75308642</text:p>
          </table:table-cell>
          <table:table-cell office:value-type="float" office:value="13.168724279835393" table:formula="of:=[.F3]/1.5" table:style-name="ce2">
            <text:p>13,16872428</text:p>
          </table:table-cell>
          <table:table-cell office:value-type="float" office:value="8.7791495198902627" table:formula="of:=[.G3]/1.5" table:style-name="ce2">
            <text:p>8,77914952</text:p>
          </table:table-cell>
          <table:table-cell office:value-type="float" office:value="5.8527663465935085" table:formula="of:=[.H3]/1.5" table:style-name="ce2">
            <text:p>5,852766347</text:p>
          </table:table-cell>
          <table:table-cell office:value-type="float" office:value="3.9018442310623391" table:formula="of:=[.I3]/1.5" table:style-name="ce2">
            <text:p>3,901844231</text:p>
          </table:table-cell>
          <table:table-cell office:value-type="float" office:value="2.6012294873748929" table:formula="of:=[.J3]/1.5" table:style-name="ce2">
            <text:p>2,601229487</text:p>
          </table:table-cell>
          <table:table-cell office:value-type="float" office:value="1.7341529915832619" table:formula="of:=[.K3]/1.5" table:style-name="ce2">
            <text:p>1,734152992</text:p>
          </table:table-cell>
          <table:table-cell office:value-type="float" office:value="1.1561019943888413" table:formula="of:=[.L3]/1.5" table:style-name="ce2">
            <text:p>1,156101994</text:p>
          </table:table-cell>
          <table:table-cell office:value-type="float" office:value="0.77073466292589421" table:formula="of:=[.M3]/1.5" table:style-name="ce2">
            <text:p>0,770734663</text:p>
          </table:table-cell>
          <table:table-cell office:value-type="float" office:value="0.51382310861726277" table:formula="of:=[.N3]/1.5" table:style-name="ce2">
            <text:p>0,513823109</text:p>
          </table:table-cell>
          <table:table-cell office:value-type="float" office:value="0.34254873907817518" table:formula="of:=[.O3]/1.5" table:style-name="ce2">
            <text:p>0,342548739</text:p>
          </table:table-cell>
          <table:table-cell office:value-type="float" office:value="0.22836582605211678" table:formula="of:=[.P3]/1.5" table:style-name="ce2">
            <text:p>0,228365826</text:p>
          </table:table-cell>
          <table:table-cell office:value-type="float" office:value="0.15224388403474451" table:formula="of:=[.Q3]/1.5" table:style-name="ce2">
            <text:p>0,152243884</text:p>
          </table:table-cell>
          <table:table-cell office:value-type="float" office:value="0.10149592268982967" table:formula="of:=[.R3]/1.5" table:style-name="ce2">
            <text:p>0,101495923</text:p>
          </table:table-cell>
          <table:table-cell office:value-type="float" office:value="6.766394845988645E-2" table:formula="of:=[.S3]/1.5" table:style-name="ce2">
            <text:p>0,067663948</text:p>
          </table:table-cell>
          <table:table-cell office:value-type="float" office:value="4.5109298973257633E-2" table:formula="of:=[.T3]/1.5" table:style-name="ce2">
            <text:p>0,045109299</text:p>
          </table:table-cell>
          <table:table-cell office:value-type="float" office:value="3.0072865982171754E-2" table:formula="of:=[.U3]/1.5" table:style-name="ce2">
            <text:p>0,030072866</text:p>
          </table:table-cell>
          <table:table-cell office:value-type="float" office:value="2.0048577321447835E-2" table:formula="of:=[.V3]/1.5" table:style-name="ce2">
            <text:p>0,020048577</text:p>
          </table:table-cell>
          <table:table-cell office:value-type="float" office:value="1.3365718214298557E-2" table:formula="of:=[.W3]/1.5" table:style-name="ce2">
            <text:p>0,013365718</text:p>
          </table:table-cell>
          <table:table-cell office:value-type="float" office:value="8.9104788095323711E-3" table:formula="of:=[.X3]/1.5" table:style-name="ce2">
            <text:p>0,008910479</text:p>
          </table:table-cell>
          <table:table-cell office:value-type="float" office:value="5.9403192063549144E-3" table:formula="of:=[.Y3]/1.5" table:style-name="ce2">
            <text:p>0,005940319</text:p>
          </table:table-cell>
          <table:table-cell table:number-columns-repeated="16358"/>
        </table:table-row>
        <table:table-row table:style-name="ro1">
          <table:table-cell table:number-columns-repeated="6" table:style-name="ce2"/>
          <table:table-cell table:number-columns-repeated="16378" table:style-name="ce1"/>
        </table:table-row>
        <table:table-row table:number-rows-repeated="1048572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Calibri" svg:font-family="Calibri"/>
  </office:font-face-decls>
  <office:styles>
    <number:number-style style:name="N0">
      <number:number number:min-integer-digits="1"/>
    </number:number-style>
    <number:currency-style style:name="N36P0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6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decimal-places="2" number:min-integer-digits="1" number:grouping="true"/>
      <style:map style:condition="value()&gt;=0" style:apply-style-name="N36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Calibri" style:font-name-asian="Calibri" style:font-name-complex="Calibri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6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  <office:automatic-styles>
    <style:page-layout style:name="pm1">
      <style:page-layout-properties fo:margin-top="0.5118in" fo:margin-bottom="0.5118in" fo:margin-left="0.7in" fo:margin-right="0.7in" style:print-orientation="portrait" style:print-page-order="ttb" style:first-page-number="continue" style:scale-to="100%" style:table-centering="none" style:print="objects charts drawings"/>
      <style:header-style>
        <style:header-footer-properties fo:min-height="0.2382in" fo:margin-left="0.7in" fo:margin-right="0.7in" fo:margin-bottom="0in"/>
      </style:header-style>
      <style:footer-style>
        <style:header-footer-properties fo:min-height="0.2382in" fo:margin-left="0.7in" fo:margin-right="0.7in" fo:margin-top="0in"/>
      </style:footer-style>
    </style:page-layout>
    <style:page-layout style:name="pm2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  <style:master-page style:name="mp2" style:page-layout-name="pm2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6.0 MicrosoftExcel/CalculationVersion-10824</meta:generator>
    <dc:title/>
    <dc:description/>
    <dc:subject/>
    <meta:initial-creator>Hugo Dourado</meta:initial-creator>
    <dc:creator>Charles Rocabert</dc:creator>
    <meta:creation-date>2015-06-05T18:19:34Z</meta:creation-date>
    <dc:date>2025-08-27T13:36:48Z</dc:date>
    <meta:editing-cycles>233</meta:editing-cycles>
    <meta:editing-duration>PT2963S</meta:editing-duration>
    <meta:user-defined meta:name="AppVersion">16.03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